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text-properties style:font-name="FreeMono" fo:font-size="10pt" officeooo:paragraph-rsid="001e9117" style:font-size-asian="10pt" style:font-size-complex="10pt"/>
    </style:style>
    <style:style style:name="P3" style:family="paragraph" style:parent-style-name="Text_20_body">
      <style:text-properties style:font-name="FreeMono" fo:font-size="10pt" officeooo:rsid="001e9117" officeooo:paragraph-rsid="001e9117" style:font-size-asian="10pt" style:font-size-complex="10pt"/>
    </style:style>
    <style:style style:name="P4" style:family="paragraph" style:parent-style-name="Heading_20_1">
      <style:text-properties style:font-name="DejaVu Sans"/>
    </style:style>
    <style:style style:name="P5" style:family="paragraph" style:parent-style-name="Heading_20_3">
      <style:text-properties style:font-name="DejaVu Sans"/>
    </style:style>
    <style:style style:name="P6" style:family="paragraph" style:parent-style-name="Standard">
      <style:text-properties style:font-name="DejaVu Sans" officeooo:rsid="001fa05b"/>
    </style:style>
    <style:style style:name="P7" style:family="paragraph" style:parent-style-name="Standard">
      <style:text-properties style:font-name="DejaVu Sans" officeooo:rsid="001fa05b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2pt" style:font-size-asian="10.5pt" style:font-size-complex="12pt"/>
    </style:style>
    <style:style style:name="T3" style:family="text">
      <style:text-properties style:font-name="DejaVu Sans" fo:font-size="12pt" officeooo:rsid="001fa05b" style:font-size-asian="10.5pt" style:font-size-complex="12pt"/>
    </style:style>
    <style:style style:name="T4" style:family="text">
      <style:text-properties style:font-name="DejaVu Sans" officeooo:rsid="001fa05b"/>
    </style:style>
    <style:style style:name="T5" style:family="text">
      <style:text-properties officeooo:rsid="001e9117"/>
    </style:style>
    <style:style style:name="T6" style:family="text">
      <style:text-properties officeooo:rsid="00220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bookmark text:name="tp1-memoria-virtual-en-jos"/>TP1: Memoria virtual en JOS</text:h>
      <text:p text:style-name="P1"/>
      <text:h text:style-name="P5" text:outline-level="3"><text:bookmark text:name="page2pa"/>Tarea: page2pa</text:h>
      <text:p text:style-name="Text_20_body"><text:span text:style-name="T1"><text:tab/><text:line-break/><text:tab/>Encontrar la definición de </text:span><text:span text:style-name="Source_20_Text"><text:span text:style-name="T1">page2pa()</text:span></text:span><text:span text:style-name="T1"> y describir cómo funciona en uno o dos <text:tab/>párrafos. En particular: ¿cómo se “deduce” la dirección física a partir <text:tab/>del <text:tab/>puntero a </text:span><text:span text:style-name="Emphasis"><text:span text:style-name="T1">PageInfo</text:span></text:span><text:span text:style-name="T1">?</text:span></text:p>
      <text:p text:style-name="P1"/>
      <text:p text:style-name="P1"><text:tab/><text:span text:style-name="T5">La siguiente es la definición de page2pa() tal cual se halla en pmap.h:</text:span></text:p>
      <text:p text:style-name="P1"><text:tab/></text:p>
      <text:p text:style-name="P2"><text:tab/><text:span text:style-name="T5">static inline physaddr_t</text:span></text:p>
      <text:p text:style-name="P3"><text:tab/>page2pa(struct PageInfo *pp)</text:p>
      <text:p text:style-name="P3"><text:tab/>{</text:p>
      <text:p text:style-name="P3"><text:tab/><text:tab/>return (pp - pages) &lt;&lt; PGSHIFT;</text:p>
      <text:p text:style-name="P3"><text:tab/>}</text:p>
      <text:p text:style-name="P3"/>
      <text:p text:style-name="P3"><text:tab/><text:span text:style-name="T2">.</text:span><text:span text:style-name="T3">pp es un puntero a un struct PageInfo (que representa a una página de <text:tab/>memoria)</text:span></text:p>
      <text:p text:style-name="Standard"><text:tab/>.<text:span text:style-name="T4">pages es el arreglo de páginas global</text:span></text:p>
      <text:p text:style-name="P6"><text:tab/><text:line-break/><text:line-break/><text:tab/>Page2pa <text:span text:style-name="T6">hace la resta entre la dirección virtual de la página y la dirección <text:tab/>dond empieza el array de páginas para obtener el offset de la página <text:tab/>respecto a la primera.</text:span></text:p>
      <text:p text:style-name="P6"><text:tab/><text:span text:style-name="T6">Al resultado le hace un shift a izquierda de tantos bits como se define en <text:tab/>PGSHIFT.</text:span></text:p>
      <text:p text:style-name="P6"><text:tab/><text:span text:style-name="T6">Esto funciona porque, en las direcciones virtuales, el desplazamiento (los 12 <text:tab/>últimos bits) es el real de la dirección fís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8:52:55.973430010</meta:creation-date>
    <meta:editing-duration>PT6M38S</meta:editing-duration>
    <meta:editing-cycles>3</meta:editing-cycles>
    <meta:generator>LibreOffice/5.1.6.2$Linux_X86_64 LibreOffice_project/10m0$Build-2</meta:generator>
    <dc:date>2018-09-21T14:03:55.034805943</dc:date>
    <meta:document-statistic meta:table-count="0" meta:image-count="0" meta:object-count="0" meta:page-count="1" meta:paragraph-count="15" meta:word-count="151" meta:character-count="889" meta:non-whitespace-character-count="725"/>
  </office:meta>
</office:document-meta>
</file>